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55871093E90E6E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27cm, 2.445cm, 11.594cm, 4.33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cm" svg:height="23.699cm" svg:x="0.892cm" svg:y="2.192cm">
          <draw:image xlink:href="Pictures/10000000000005E8000007E0755871093E90E6E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5:16.397966504</dc:date>
    <meta:editing-duration>PT3M4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